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float" office:value="33.4484" calcext:value-type="float">
            <text:p>33.4484</text:p>
          </table:table-cell>
          <table:table-cell office:value-type="float" office:value="-112.074" calcext:value-type="float">
            <text:p>-112.0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float" office:value="34.0522" calcext:value-type="float">
            <text:p>34.0522</text:p>
          </table:table-cell>
          <table:table-cell office:value-type="float" office:value="-118.2437" calcext:value-type="float">
            <text:p>-118.24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float" office:value="41.8781" calcext:value-type="float">
            <text:p>41.8781</text:p>
          </table:table-cell>
          <table:table-cell office:value-type="float" office:value="-87.6298" calcext:value-type="float">
            <text:p>-87.62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float" office:value="40.7128" calcext:value-type="float">
            <text:p>40.7128</text:p>
          </table:table-cell>
          <table:table-cell office:value-type="float" office:value="-74.006" calcext:value-type="float">
            <text:p>-74.0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float" office:value="39.9526" calcext:value-type="float">
            <text:p>39.9526</text:p>
          </table:table-cell>
          <table:table-cell office:value-type="float" office:value="-75.1652" calcext:value-type="float">
            <text:p>-75.16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float" office:value="29.7604" calcext:value-type="float">
            <text:p>29.7604</text:p>
          </table:table-cell>
          <table:table-cell office:value-type="float" office:value="-95.3698" calcext:value-type="float">
            <text:p>-95.36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float" office:value="29.4241" calcext:value-type="float">
            <text:p>29.4241</text:p>
          </table:table-cell>
          <table:table-cell office:value-type="float" office:value="-98.4936" calcext:value-type="float">
            <text:p>-98.49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float" office:value="32.7157" calcext:value-type="float">
            <text:p>32.7157</text:p>
          </table:table-cell>
          <table:table-cell office:value-type="float" office:value="-117.1611" calcext:value-type="float">
            <text:p>-117.16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float" office:value="32.7767" calcext:value-type="float">
            <text:p>32.7767</text:p>
          </table:table-cell>
          <table:table-cell office:value-type="float" office:value="-96.797" calcext:value-type="float">
            <text:p>-96.7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office:value-type="float" office:value="37.3541" calcext:value-type="float">
            <text:p>37.3541</text:p>
          </table:table-cell>
          <table:table-cell office:value-type="float" office:value="-121.9552" calcext:value-type="float">
            <text:p>-121.95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float" office:value="30.2672" calcext:value-type="float">
            <text:p>30.2672</text:p>
          </table:table-cell>
          <table:table-cell office:value-type="float" office:value="-97.7431" calcext:value-type="float">
            <text:p>-97.74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-81.6557" calcext:value-type="float">
            <text:p>-81.65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float" office:value="37.7749" calcext:value-type="float">
            <text:p>37.7749</text:p>
          </table:table-cell>
          <table:table-cell office:value-type="float" office:value="-122.4194" calcext:value-type="float">
            <text:p>-122.41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float" office:value="39.9612" calcext:value-type="float">
            <text:p>39.9612</text:p>
          </table:table-cell>
          <table:table-cell office:value-type="float" office:value="-82.9988" calcext:value-type="float">
            <text:p>-82.99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float" office:value="39.7684" calcext:value-type="float">
            <text:p>39.7684</text:p>
          </table:table-cell>
          <table:table-cell office:value-type="float" office:value="-86.1581" calcext:value-type="float">
            <text:p>-86.15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float" office:value="47.6062" calcext:value-type="float">
            <text:p>47.6062</text:p>
          </table:table-cell>
          <table:table-cell office:value-type="float" office:value="-122.3321" calcext:value-type="float">
            <text:p>-122.33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float" office:value="39.7392" calcext:value-type="float">
            <text:p>39.7392</text:p>
          </table:table-cell>
          <table:table-cell office:value-type="float" office:value="-104.9903" calcext:value-type="float">
            <text:p>-104.99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shington</text:p>
          </table:table-cell>
          <table:table-cell office:value-type="string" calcext:value-type="string">
            <text:p>D.C.</text:p>
          </table:table-cell>
          <table:table-cell office:value-type="float" office:value="38.8951" calcext:value-type="float">
            <text:p>38.8951</text:p>
          </table:table-cell>
          <table:table-cell office:value-type="float" office:value="-77.0369" calcext:value-type="float">
            <text:p>-77.03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float" office:value="42.3601" calcext:value-type="float">
            <text:p>42.3601</text:p>
          </table:table-cell>
          <table:table-cell office:value-type="float" office:value="-71.0589" calcext:value-type="float">
            <text:p>-71.05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float" office:value="36.1627" calcext:value-type="float">
            <text:p>36.1627</text:p>
          </table:table-cell>
          <table:table-cell office:value-type="float" office:value="-86.7816" calcext:value-type="float">
            <text:p>-86.7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9:50:02.286191521</meta:creation-date>
    <dc:date>2023-11-23T19:53:33.305405461</dc:date>
    <meta:editing-duration>PT3M31S</meta:editing-duration>
    <meta:editing-cycles>1</meta:editing-cycles>
    <meta:generator>LibreOffice/7.3.7.2$Linux_X86_64 LibreOffice_project/30$Build-2</meta:generator>
    <meta:document-statistic meta:table-count="1" meta:cell-count="80" meta:object-count="0"/>
  </office:meta>
</office:document-meta>
</file>